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text:a xlink:type="simple" xlink:href="http://palinfo.habago.org/Entry?Command=Information_PrintForum#FORUM40407"><text:span text:style-name="T1">#</text:span></text:a></text:p>
      <text:p text:style-name="P2">新西遊記</text:p>
      <text:p text:style-name="P2"/>
      <text:p text:style-name="P2">陳真</text:p>
      <text:p text:style-name="P2"/>
      <text:p text:style-name="P2">　　序言</text:p>
      <text:p text:style-name="P2"/>
      <text:p text:style-name="P2">對我來說，寫成這樣一本書，所需要的是「99分的猶豫加1分的打字時間」，猶豫，是因為這世界上太多書、氾濫成災了，我總得花些精神說服自己﹕「世界上的確需要再增加這麼一本書。」可惜，兩年多過去了，我還是沒有成功地說服自己。不過，我知道這樣的猶豫恐怕會是遙遙無盡期，所以也就寫了貼了，管它的，反正也不是寫什麼曠世鉅著。我只能說﹕如果這書沒有任何益處，至少也不要有害。</text:p>
      <text:p text:style-name="P2"/>
      <text:p text:style-name="P2">這不是旅遊書，也不是要教導留學訣竅，更非發抒兒女情懷之作；成書「起因」是來自於我們1997年在英國所發起的一個「反種族歧視運動」，叫做CARD (Campaign Against Racial Discrimination)。不過，這書其實也不是談「種族歧視」， 它並沒有個「主題」，因為我們沒有「話」要說，只是心中一些模模糊糊的「影像」，試著把它描繪出來。也許當你看完全書，就能「看到」我們想要說卻說不準的那個「影像」。</text:p>
      <text:p text:style-name="P2"/>
      <text:p text:style-name="P2">我們的鑑賞能力，恐怕是遠優於表達能力，因此，就書論書，這絕不會是一本「好書」，之所以出版，純粹出於善意，如維根斯坦（Ludwig Wittgenstein, 1889-1951）在「哲學評論」（Philosophical Remarks）序言所說﹕「這書是秉著善意所寫，如果不是這樣，而是出於虛榮等等，作者希望它被譴責，他沒有辦法使這本書比作者自己更能免於這些雜質。」（It means the book is written in good will, and in so far as it is not so written, but out of vanity, etc., the author would wish to see it condemned. <text:s/>He cannot free it of these impurities further than he himself is free of them.）</text:p>
      <text:p text:style-name="P2"/>
      <text:p text:style-name="P2">寫書，當然是希望有人看，但是，有多少人看它，老實說，我們一點都不在意；相反地，在某個意義上，萬一它成了「暢銷書」，我們會懷疑自己是否做錯了什麼事。</text:p>
      <text:p text:style-name="P2"/>
      <text:p text:style-name="P2">　　《新西遊記》著者﹕陳真、李鑑慧、連文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